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gnm="http://www.gnumeric.org/odf-extension/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6638in"/>
    </style:style>
    <style:style style:name="co6" style:family="table-column">
      <style:table-column-properties fo:break-before="auto" style:column-width="1.4063in"/>
    </style:style>
    <style:style style:name="co7" style:family="table-column">
      <style:table-column-properties fo:break-before="auto" style:column-width="2.961in"/>
    </style:style>
    <style:style style:name="co8" style:family="table-column">
      <style:table-column-properties fo:break-before="auto" style:column-width="1.2366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2181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2937in"/>
    </style:style>
    <style:style style:name="co14" style:family="table-column">
      <style:table-column-properties fo:break-before="auto" style:column-width="1.0984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3.0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22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22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0/17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0/18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10/3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11/0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11/02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11/06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11/09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11/10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11/11/2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11/13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11/21/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11/30/21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12" calcext:value-type="date">
            <text:p>04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1-01" calcext:value-type="date">
            <text:p>11/01/22</text:p>
          </table:table-cell>
          <table:table-cell office:value-type="string" calcext:value-type="string">
            <text:p>Zip content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1/09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01/16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01/17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01/18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01/1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01/22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01/23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01/29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2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02/2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02/28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03/1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03/21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04/17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04/2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04/27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04/28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04/29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5/03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5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05/23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06/20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06/27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06/2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06/30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7/02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7/03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7/04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7/08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7/09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07/10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07/12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07/1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07/18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07/2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07/31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8/09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08/21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08/29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04/22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04/26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04/28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5/01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6/05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6/09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06/11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06/22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06/23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06/24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06/29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07/28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07/29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8/02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8/0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8/04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8/05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8/09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08/10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08/11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08/13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08/14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08/17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08/20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08/25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08/26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08/31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9/06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9/07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9/08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09/12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09/14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09/15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24">
      <number:year/>
      <number:text>/</number:text>
      <number:month number:style="long"/>
      <number:text>/</number:text>
      <number:day number:style="long"/>
    </number:date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1T21:47:34.389189222</dc:date>
    <meta:creation-date>2014-12-14T08:12:00Z</meta:creation-date>
    <meta:editing-cycles>621</meta:editing-cycles>
    <meta:editing-duration>P1DT22M27S</meta:editing-duration>
    <meta:generator>LibreOffice/7.2.4.1$Linux_X86_64 LibreOffice_project/27d75539669ac387bb498e35313b970b7fe9c4f9</meta:generator>
    <meta:document-statistic meta:table-count="11" meta:cell-count="1857" meta:object-count="0"/>
  </office:meta>
</office:document-meta>
</file>